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726f78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726f78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c3d7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74026b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style="italic"/>
    </style:style>
    <style:style style:name="T8" style:family="text">
      <style:text-properties fo:font-style="italic" fo:font-weight="bold"/>
    </style:style>
    <style:style style:name="T9" style:family="text">
      <style:text-properties officeooo:rsid="007505c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3">8</text:span><text:span text:style-name="T1">.</text:span><text:span text:style-name="T4">2</text:span><text:span text:style-name="T2">.</text:span><text:span text:style-name="T5">3</text:span><text:span text:style-name="T4">.</text:span><text:span text:style-name="T1"> </text:span><text:span text:style-name="T5">Más entrenamiento para Beto</text:span></text:p>
      <text:p text:style-name="P2"/>
      <text:p text:style-name="P3"><text:bookmark text:name="docs-internal-guid-b8e16804-25ed-30c9-6ab3-f2b790211069"/>El entrenador de Beto sigue con interés en que el robot entrene para poder jugar en el partido, a pesar de que nosotros sabemos que no es necesario. Entonces, otra vez más tenemos que ayudar a Beto a entrenar, completando el programa que viene en e<text:span text:style-name="T9">ste</text:span> proyecto. En esta ocasión tenemos siempre 5 pelotas, pero no sabemos a qué distancia está cada una, por lo que Beto va a tener que <text:span text:style-name="T8">repetir</text:span> moverse de a un lugar <text:span text:style-name="T8">hasta que </text:span>llegue a la pelota. Te mostramos algunos tableros iniciales posibles:</text:p>
      <text:p text:style-name="P5"><draw:frame draw:style-name="fr1" draw:name="Image1" text:anchor-type="as-char" svg:width="12.864cm" svg:height="7.699cm" draw:z-index="0"><draw:image xlink:href="https://lh3.googleusercontent.com/mwyvF4DYcxSloFZhqFUKatrEVO3uDyGrZ3kDdXE4hUWerTb-V2MnUsTlVZBthtmhuLjvUGzJvrqlkeL0Dz_EbrO9KWQxB89kHzfR9K0Uwrf_boyH0qfdgiaHaELFohWHWJf8x7oT" xlink:type="simple" xlink:show="embed" xlink:actuate="onLoad"/><svg:title>MasEntrenamientoParaBeto-Tableros.png</svg:title></draw:frame></text:p>
      <text:p text:style-name="P6"><text:span text:style-name="T6">No te olvides de la estrategia de solución y la división en subtareas; ya te damos algunas cosas hechas para darte una mano con eso. Y cuando repitas el trabajo para cada fila, no te olvides del caso de borde de la fila superior, que se tiene que trabajar por separado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6T13:04:39.328000000</dc:date>
    <meta:editing-duration>PT5H23M44S</meta:editing-duration>
    <meta:editing-cycles>88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4" meta:word-count="146" meta:character-count="804" meta:non-whitespace-character-count="661"/>
  </office:meta>
</office:document-meta>
</file>